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weight="bold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fo:background-color="#fff3cd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4" style:family="paragraph" style:parent-style-name="Heading_20_4">
      <style:paragraph-properties fo:line-height="120%"/>
      <style:text-properties fo:font-weight="bold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fo:background-color="#fff3cd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fo:background-color="#e9f6f8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17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officeooo:paragraph-rsid="001de808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weight="bold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T1" style:family="text">
      <style:text-properties fo:color="#052025" loext:opacity="100%"/>
    </style:style>
    <style:style style:name="T2" style:family="text">
      <style:text-properties fo:color="#052025" loext:opacity="100%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3" style:family="text">
      <style:text-properties fo:background-color="#e9f6f8" loext:char-shading-value="0"/>
    </style:style>
    <style:style style:name="T4" style:family="text">
      <style:text-properties fo:font-style="italic"/>
    </style:style>
    <style:style style:name="T5" style:family="text">
      <style:text-properties fo:font-variant="normal" fo:text-transform="none" fo:color="#ffffff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505050" loext:char-shading-value="0"/>
    </style:style>
    <style:style style:name="T6" style:family="text">
      <style:text-properties fo:font-variant="normal" fo:text-transform="none" fo:color="#052025" loext:opacity="100%" style:font-name="Open Sans" fo:font-size="12pt" fo:letter-spacing="normal" fo:font-style="normal" fo:font-weight="normal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7" style:family="text">
      <style:text-properties fo:font-variant="normal" fo:text-transform="none" fo:color="#052025" loext:opacity="100%" style:font-name="Open Sans" fo:font-size="12pt" fo:letter-spacing="normal" fo:font-style="normal" fo:font-weight="normal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8" style:family="text">
      <style:text-properties fo:font-variant="normal" fo:text-transform="none" fo:color="#052025" loext:opacity="100%" style:font-name="Open Sans" fo:font-size="12pt" fo:letter-spacing="normal" fo:font-style="normal" fo:font-weight="normal" officeooo:rsid="001de808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9" style:family="text">
      <style:text-properties fo:font-variant="normal" fo:text-transform="none" fo:color="#977204" loext:opacity="100%" style:font-name="Open Sans" fo:font-size="12pt" fo:letter-spacing="normal" fo:font-style="normal" fo:font-weight="normal" fo:background-color="#fff3cd" loext:char-shading-value="0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T10" style:family="text">
      <style:text-properties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11" style:family="text">
      <style:text-properties officeooo:rsid="001de808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12" style:family="text">
      <style:text-properties officeooo:rsid="001de808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8f9fa" fo:margin-left="0cm" fo:margin-right="0cm" style:editable="false">
        <style:columns fo:column-count="1" fo:column-gap="0cm"/>
        <style:background-image/>
      </style:section-properties>
    </style:style>
    <style:style style:name="Sect3" style:family="section">
      <style:section-properties fo:background-color="#e9f6f8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question-439-1">
        <text:section text:style-name="Sect2" text:name="yui_3_17_2_1_1677728098956_145">
          <text:p text:style-name="P18"><text:a xlink:type="simple" xlink:href="https://platon.campograndeformacion.com/mod/quiz/view.php?id=25980" text:style-name="Internet_20_link" text:visited-style-name="Visited_20_Internet_20_Link"><text:span text:style-name="T5">MF0950-UF1302. Test de Evaluación Tema 2</text:span></text:a></text:p>
          <text:h text:style-name="P1" text:outline-level="3"><text:bookmark text:name="yui_3_17_2_1_1677728098956_144"/>Pregunta 1</text:h>
        </text:section>
        <text:section text:style-name="Sect1" text:name="yui_3_17_2_1_1677728098956_143">
          <text:section text:style-name="Sect3" text:name="yui_3_17_2_1_1677728098956_142">
            <text:section text:style-name="Sect1" text:name="yui_3_17_2_1_1677728098956_141">
              <text:p text:style-name="P16"><text:bookmark text:name="yui_3_17_2_1_1677728098956_140"/>¿Qué etiqueta se utiliza para añadir imágenes en un documento HTML?</text:p>
            </text:section>
            <text:section text:style-name="Sect1" text:name="q439:1_answer0_label">
              <text:p text:style-name="P17"><text:span text:style-name="T8">*</text:span><text:span text:style-name="T7">a.</text:span><text:span text:style-name="T6">&lt;img&gt;</text:span></text:p>
            </text:section>
            <text:section text:style-name="Sect1" text:name="q439:1_answer1_label">
              <text:p text:style-name="P10"><text:span text:style-name="T10">b.</text:span>&lt;image&gt;</text:p>
            </text:section>
            <text:section text:style-name="Sect1" text:name="q439:1_answer2_label">
              <text:p text:style-name="P10"><text:span text:style-name="T10">c.</text:span>&lt;src&gt;</text:p>
            </text:section>
            <text:section text:style-name="Sect1" text:name="q439:1_answer3_label">
              <text:p text:style-name="P10"><text:span text:style-name="T10">d.</text:span>&lt;source&gt;</text:p>
            </text:section>
          </text:section>
          <text:p text:style-name="P7"><draw:frame draw:style-name="fr1" draw:name="Marco2" text:anchor-type="char" svg:width="0.041cm" draw:z-index="0"><draw:text-box fo:min-height="0.041cm"><text:h text:style-name="P4" text:outline-level="4">Retroalimentación</text:h></draw:text-box></draw:frame>¡Correcto! Se utilizará esa etiqueta junto al atributo scr.</text:p>
        </text:section>
      </text:section>
      <text:section text:style-name="Sect1" text:name="question-439-2">
        <text:h text:style-name="P2" text:outline-level="3">Pregunta 2</text:h>
        <text:p text:style-name="P11">¿Qué etiqueta se utiliza para añadir un mapa de imágenes?</text:p>
        <text:section text:style-name="Sect1" text:name="q439:2_answer0_label">
          <text:p text:style-name="P17"><text:span text:style-name="T7">a.&lt;src&gt;</text:span></text:p>
        </text:section>
        <text:section text:style-name="Sect1" text:name="q439:2_answer1_label">
          <text:p text:style-name="P12"><text:span text:style-name="T10">b.</text:span>&lt;source&gt;</text:p>
        </text:section>
        <text:section text:style-name="Sect1" text:name="q439:2_answer2_label">
          <text:p text:style-name="P12"><text:span text:style-name="T11">*</text:span><text:span text:style-name="T10">c.</text:span>&lt;map&gt;</text:p>
        </text:section>
        <text:section text:style-name="Sect1" text:name="q439:2_answer3_label">
          <text:p text:style-name="P12"><text:span text:style-name="T10">d.</text:span>&lt;area&gt;</text:p>
        </text:section>
        <text:p text:style-name="P7"><draw:frame draw:style-name="fr1" draw:name="Marco4" text:anchor-type="char" svg:width="0.041cm" draw:z-index="1"><draw:text-box fo:min-height="0.041cm"><text:h text:style-name="P4" text:outline-level="4">Retroalimentación</text:h></draw:text-box></draw:frame>¡Correcto! Dentro se añadirán las áreas.</text:p>
      </text:section>
      <text:section text:style-name="Sect1" text:name="question-439-3">
        <text:h text:style-name="P2" text:outline-level="3">Pregunta 3</text:h>
        <text:p text:style-name="P11">La etiqueta <text:span text:style-name="T4">align</text:span> está obsoleta, ¿qué se utiliza en su lugar?</text:p>
        <text:section text:style-name="Sect1" text:name="q439:3_answer0_label">
          <text:p text:style-name="P17"><text:span text:style-name="T8">*</text:span><text:span text:style-name="T7">a.padding</text:span></text:p>
        </text:section>
        <text:section text:style-name="Sect1" text:name="q439:3_answer1_label">
          <text:p text:style-name="P12"><text:span text:style-name="T10">b.</text:span>La etiqueta <text:span text:style-name="T4">align</text:span> no está obsoleta</text:p>
        </text:section>
        <text:section text:style-name="Sect1" text:name="q439:3_answer2_label">
          <text:p text:style-name="P12"><text:span text:style-name="T10">c.</text:span>&lt;width&gt; y &lt;height&gt;</text:p>
        </text:section>
        <text:section text:style-name="Sect1" text:name="q439:3_answer3_label">
          <text:p text:style-name="P12"><text:span text:style-name="T10">d.</text:span>&lt;marquee&gt;</text:p>
        </text:section>
        <text:p text:style-name="P7"><draw:frame draw:style-name="fr1" draw:name="Marco6" text:anchor-type="char" svg:width="0.041cm" draw:z-index="2"><draw:text-box fo:min-height="0.041cm"><text:h text:style-name="P4" text:outline-level="4">Retroalimentación</text:h></draw:text-box></draw:frame>¡Correcto! Aunque aún pueda utilizar &lt;align&gt; se recomienda utilizar <text:span text:style-name="T4">padding</text:span> en CSS.</text:p>
      </text:section>
      <text:section text:style-name="Sect1" text:name="question-439-4">
        <text:h text:style-name="P2" text:outline-level="3">Pregunta 4</text:h>
        <text:p text:style-name="P11">Para establecer un área circular en un mapa de imagen se utiliza como coordenadas:</text:p>
        <text:section text:style-name="Sect1" text:name="q439:4_answer0_label">
          <text:p text:style-name="P17"><text:span text:style-name="T7">a.&lt;area shape=”circle”&gt;</text:span></text:p>
        </text:section>
        <text:section text:style-name="Sect1" text:name="q439:4_answer1_label">
          <text:p text:style-name="P12"><text:span text:style-name="T10">b.</text:span>&lt;area shape=”circle” coords=”x1,y1,x2,y2,x3,y3,x4,y4” href=””&gt;</text:p>
        </text:section>
        <text:section text:style-name="Sect1" text:name="q439:4_answer2_label">
          <text:p text:style-name="P12"><text:span text:style-name="T10">c.</text:span>&lt;area shape=”circle” coords=”x1,y1,x2,y2” href=””&gt;</text:p>
        </text:section>
        <text:section text:style-name="Sect1" text:name="q439:4_answer3_label">
          <text:p text:style-name="P12"><text:span text:style-name="T11">*</text:span><text:span text:style-name="T10">d.</text:span>&lt;area shape=”circle” coords=”x1,y1,r” href=””&gt;</text:p>
        </text:section>
        <text:p text:style-name="P7"><draw:frame draw:style-name="fr1" draw:name="Marco8" text:anchor-type="char" svg:width="0.041cm" draw:z-index="3"><draw:text-box fo:min-height="0.041cm"><text:h text:style-name="P4" text:outline-level="4">Retroalimentación</text:h></draw:text-box></draw:frame>¡Correcto! Se utiliza el punto central y el radio del círculo.</text:p>
      </text:section>
      <text:section text:style-name="Sect1" text:name="question-439-5">
        <text:h text:style-name="P2" text:outline-level="3">Pregunta 5</text:h>
        <text:p text:style-name="P11">¿Para qué se utiliza la etiqueta &lt;applet&gt;?</text:p>
        <text:section text:style-name="Sect1" text:name="q439:5_answer0_label">
          <text:p text:style-name="P17"><text:span text:style-name="T8">*</text:span><text:span text:style-name="T7">a.Para insertar pequeños programas</text:span></text:p>
        </text:section>
        <text:section text:style-name="Sect1" text:name="q439:5_answer1_label">
          <text:p text:style-name="P12"><text:span text:style-name="T10">b.</text:span>Para insertar tanto audio como vídeo</text:p>
        </text:section>
        <text:section text:style-name="Sect1" text:name="q439:5_answer2_label">
          <text:p text:style-name="P12"><text:span text:style-name="T10">c.</text:span>Para insertar varios formatos de audio o vídeo</text:p>
        </text:section>
        <text:section text:style-name="Sect1" text:name="q439:5_answer3_label">
          <text:p text:style-name="P12"><text:span text:style-name="T10">d.</text:span>No existe tal etiqueta</text:p>
        </text:section>
        <text:p text:style-name="P7"><draw:frame draw:style-name="fr1" draw:name="Marco10" text:anchor-type="char" svg:width="0.041cm" draw:z-index="4"><draw:text-box fo:min-height="0.041cm"><text:h text:style-name="P4" text:outline-level="4">Retroalimentación</text:h></draw:text-box></draw:frame>¡Correcto! Se utiliza para insertar programas codificados normalmente en Java.</text:p>
      </text:section>
      <text:section text:style-name="Sect1" text:name="question-439-6">
        <text:h text:style-name="P2" text:outline-level="3"><text:soft-page-break/></text:h>
        <text:h text:style-name="P2" text:outline-level="3">Pregunta 6</text:h>
        <text:p text:style-name="P11">El formato de vídeo H.264 es...</text:p>
        <text:section text:style-name="Sect1" text:name="q439:6_answer0_label">
          <text:p text:style-name="P17"><text:span text:style-name="T8">*</text:span><text:span text:style-name="T7">a.El formato MPEG-4 avanzado</text:span></text:p>
        </text:section>
        <text:section text:style-name="Sect1" text:name="q439:6_answer1_label">
          <text:p text:style-name="P12"><text:span text:style-name="T10">b.</text:span>No es un formato de vídeo, es de audio</text:p>
        </text:section>
        <text:section text:style-name="Sect1" text:name="q439:6_answer2_label">
          <text:p text:style-name="P12"><text:span text:style-name="T10">c.</text:span>Pertenece al formato WebM</text:p>
        </text:section>
        <text:section text:style-name="Sect1" text:name="q439:6_answer3_label">
          <text:p text:style-name="P12"><text:span text:style-name="T10">d.</text:span>Es parte del formato FLV</text:p>
        </text:section>
        <text:p text:style-name="P7"><draw:frame draw:style-name="fr1" draw:name="Marco12" text:anchor-type="char" svg:width="0.041cm" draw:z-index="5"><draw:text-box fo:min-height="0.041cm"><text:h text:style-name="P4" text:outline-level="4">Retroalimentación</text:h></draw:text-box></draw:frame>¡Correcto! Es una mejora del formato MPEG-4 clásico.</text:p>
      </text:section>
      <text:section text:style-name="Sect1" text:name="question-439-7">
        <text:h text:style-name="P2" text:outline-level="3">Pregunta 7</text:h>
        <text:p text:style-name="P16"><text:span text:style-name="T7">El navegador que soporta los formatos WAV, MP3, OGG Vorbis y WebM es...</text:span></text:p>
        <text:section text:style-name="Sect1" text:name="q439:7_answer0_label">
          <text:p text:style-name="P17"><text:span text:style-name="T7">a.Internet Explorer 10</text:span></text:p>
        </text:section>
        <text:section text:style-name="Sect1" text:name="q439:7_answer1_label">
          <text:p text:style-name="P12"><text:span text:style-name="T10">b.</text:span>Safari</text:p>
        </text:section>
        <text:section text:style-name="Sect1" text:name="q439:7_answer2_label">
          <text:p text:style-name="P12"><text:span text:style-name="T10">c.</text:span>Mozilla Firefox</text:p>
        </text:section>
        <text:section text:style-name="Sect1" text:name="q439:7_answer3_label">
          <text:p text:style-name="P12"><text:span text:style-name="T11">*</text:span><text:span text:style-name="T10">d.</text:span>Google Chrome</text:p>
        </text:section>
        <text:p text:style-name="P7"><draw:frame draw:style-name="fr1" draw:name="Marco14" text:anchor-type="char" svg:width="0.041cm" draw:z-index="6"><draw:text-box fo:min-height="0.041cm"><text:h text:style-name="P4" text:outline-level="4">Retroalimentación</text:h></draw:text-box></draw:frame>¡Correcto! Es el único que soporta todos esos formatos.</text:p>
      </text:section>
      <text:section text:style-name="Sect1" text:name="question-439-8">
        <text:h text:style-name="P2" text:outline-level="3">Pregunta 8</text:h>
        <text:p text:style-name="P11">¿Qué tipo de formato de imagen soporta transparencias?</text:p>
        <text:section text:style-name="Sect1" text:name="q439:8_answer0_label">
          <text:p text:style-name="P17"><text:span text:style-name="T8">*</text:span><text:span text:style-name="T7">a.GIF</text:span></text:p>
        </text:section>
        <text:section text:style-name="Sect1" text:name="q439:8_answer1_label">
          <text:p text:style-name="P12"><text:span text:style-name="T10">b.</text:span>JPG</text:p>
        </text:section>
        <text:section text:style-name="Sect1" text:name="q439:8_answer2_label">
          <text:p text:style-name="P12"><text:span text:style-name="T10">c.</text:span>JPEG</text:p>
        </text:section>
        <text:section text:style-name="Sect1" text:name="q439:8_answer3_label">
          <text:p text:style-name="P12"><text:span text:style-name="T10">d.</text:span>Ninguna</text:p>
        </text:section>
        <text:p text:style-name="P7"><draw:frame draw:style-name="fr1" draw:name="Marco16" text:anchor-type="char" svg:width="0.041cm" draw:z-index="7"><draw:text-box fo:min-height="0.041cm"><text:h text:style-name="P4" text:outline-level="4">Retroalimentación</text:h></draw:text-box></draw:frame>¡Correcto! Además de animaciones, este formato también soporta transparencias.</text:p>
      </text:section>
      <text:section text:style-name="Sect1" text:name="question-439-9">
        <text:h text:style-name="P3" text:outline-level="3"><text:bookmark text:name="yui_3_17_2_1_1677728262194_151"/>Pregunta 9</text:h>
        <text:p text:style-name="P9"><text:span text:style-name="T3">¿Cuál es la diferencia entre utilizar la etiqueta &lt;audio&gt; y &lt;embed&gt; para insertar un vídeo?</text:span></text:p>
        <text:section text:style-name="Sect1" text:name="q440:9_answer0_label">
          <text:p text:style-name="P17"><text:span text:style-name="T7">a.No hay ninguna diferencia</text:span></text:p>
        </text:section>
        <text:section text:style-name="Sect1" text:name="q440:9_answer1_label">
          <text:p text:style-name="P12"><text:span text:style-name="T10">b.</text:span>La etiqueta &lt;embed&gt; ya no se puede utilizar</text:p>
        </text:section>
        <text:section text:style-name="Sect1" text:name="q440:9_answer2_label">
          <text:p text:style-name="P12"><text:span text:style-name="T10">c.</text:span>Podremos insertarlo con la etiqueta que quiera, funcionan igual</text:p>
        </text:section>
        <text:section text:style-name="Sect1" text:name="q440:9_answer3_label">
          <text:p text:style-name="P12"><text:span text:style-name="T11">*</text:span><text:span text:style-name="T10">d.</text:span>Que solo funcionará si utiliza la etiqueta &lt;embed&gt;</text:p>
        </text:section>
        <text:p text:style-name="P7"><draw:frame draw:style-name="fr1" draw:name="Marco3" text:anchor-type="char" svg:width="0.041cm" draw:z-index="8"><draw:text-box fo:min-height="0.041cm"><text:h text:style-name="P4" text:outline-level="4">Retroalimentación</text:h></draw:text-box></draw:frame>¡Correcto! Un vídeo solo podría insertarlo o con la etiqueta &lt;vídeo&gt; o con &lt;embed&gt;.</text:p>
      </text:section>
      <text:section text:style-name="Sect1" text:name="question-439-10">
        <text:h text:style-name="P2" text:outline-level="3">Pregunta 10</text:h>
        <text:section text:style-name="Sect1" text:name="yui_3_17_2_1_1677728098956_136">
          <text:section text:style-name="Sect3" text:name="yui_3_17_2_1_1677728098956_135">
            <text:p text:style-name="P14">Para insertar una marquesina se utiliza la etiqueta:</text:p>
            <text:section text:style-name="Sect1" text:name="yui_3_17_2_1_1677728098956_134">
              <text:section text:style-name="Sect1" text:name="q439:10_answer0_label">
                <text:p text:style-name="P17"><text:span text:style-name="T8">*</text:span><text:span text:style-name="T7">a.</text:span><text:span text:style-name="T6">&lt;marquee&gt;</text:span></text:p>
              </text:section>
              <text:section text:style-name="Sect1" text:name="q439:10_answer1_label">
                <text:p text:style-name="P10"><text:span text:style-name="T10">b.</text:span>&lt;frame&gt;</text:p>
              </text:section>
              <text:section text:style-name="Sect1" text:name="q439:10_answer2_label">
                <text:p text:style-name="P10"><text:span text:style-name="T10">c.</text:span>&lt;mark&gt;</text:p>
              </text:section>
              <text:section text:style-name="Sect1" text:name="q439:10_answer3_label">
                <text:p text:style-name="P10"><text:span text:style-name="T10">d.</text:span>&lt;object&gt;</text:p>
              </text:section>
            </text:section>
          </text:section>
        </text:section>
      </text:section>
      <text:p text:style-name="P16"><text:span text:style-name="T9">¡Correcto! Se inserta esta etiqueta tanto de apertura como de cierr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2T04:35:40.469000000</meta:creation-date>
    <dc:date>2023-03-02T04:47:36.388000000</dc:date>
    <meta:editing-duration>PT11M55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80" meta:word-count="359" meta:character-count="2478" meta:non-whitespace-character-count="2199"/>
  </office:meta>
</office:document-meta>
</file>